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55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4cm"/>
      <style:paragraph-properties style:writing-mode="lr-tb"/>
    </style:style>
    <style:style style:name="gr9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3465a4" fo:font-size="12pt" style:font-size-asian="12pt" style:font-size-complex="12pt"/>
    </style:style>
    <style:style style:name="P3" style:family="paragraph">
      <style:paragraph-properties fo:line-height="100%" fo:text-align="end"/>
    </style:style>
    <style:style style:name="P4" style:family="paragraph">
      <loext:graphic-properties draw:fill="none" draw:fill-color="#ffffff"/>
      <style:paragraph-properties fo:line-height="100%" fo:text-align="end" style:writing-mode="lr-tb"/>
      <style:text-properties fo:color="#3465a4" fo:font-size="10pt" style:font-size-asian="10pt" style:font-size-complex="10pt"/>
    </style:style>
    <style:style style:name="P5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P6" style:family="paragraph">
      <loext:graphic-properties draw:fill-color="#3465a4"/>
      <style:paragraph-properties fo:text-align="center"/>
    </style:style>
    <style:style style:name="P7" style:family="paragraph">
      <loext:graphic-properties draw:fill="none" draw:fill-color="#3465a4"/>
      <style:paragraph-properties fo:text-align="center"/>
    </style:style>
    <style:style style:name="T1" style:family="text">
      <style:text-properties fo:color="#3465a4" fo:font-size="16pt" style:font-size-asian="16pt" style:font-size-complex="16pt"/>
    </style:style>
    <style:style style:name="T2" style:family="text">
      <style:text-properties fo:color="#ea7500" fo:font-size="12pt" style:font-size-asian="12pt" style:font-size-complex="12pt"/>
    </style:style>
    <style:style style:name="T3" style:family="text">
      <style:text-properties fo:color="#ea7500" style:text-position="-33% 58%" fo:font-size="12pt" style:font-size-asian="12pt" style:font-size-complex="12pt"/>
    </style:style>
    <style:style style:name="T4" style:family="text">
      <style:text-properties fo:color="#3465a4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4cm" svg:y1="2.7cm" svg:x2="7.4cm" svg:y2="4.7cm">
            <text:p/>
          </draw:line>
          <draw:line draw:style-name="gr1" draw:text-style-name="P1" draw:layer="layout" svg:x1="7.4cm" svg:y1="2.7cm" svg:x2="9.4cm" svg:y2="3.7cm">
            <text:p/>
          </draw:line>
          <draw:line draw:style-name="gr1" draw:text-style-name="P1" draw:layer="layout" svg:x1="7.4cm" svg:y1="4.7cm" svg:x2="9.4cm" svg:y2="3.7cm">
            <text:p/>
          </draw:line>
          <draw:frame draw:style-name="gr2" draw:text-style-name="P2" draw:layer="layout" svg:width="0.832cm" svg:height="0.878cm" svg:x="7.289cm" svg:y="2.765cm">
            <draw:text-box>
              <text:p><text:span text:style-name="T1">+</text:span></text:p>
            </draw:text-box>
          </draw:frame>
          <draw:frame draw:style-name="gr3" draw:text-style-name="P4" draw:layer="layout" svg:width="0.688cm" svg:height="0.878cm" svg:x="7.34cm" svg:y="3.725cm">
            <draw:text-box>
              <text:p text:style-name="P3"><text:span text:style-name="T1">-</text:span></text:p>
            </draw:text-box>
          </draw:frame>
          <draw:line draw:style-name="gr1" draw:text-style-name="P1" draw:layer="layout" svg:x1="6.9cm" svg:y1="3.2cm" svg:x2="7.4cm" svg:y2="3.2cm">
            <text:p/>
          </draw:line>
          <draw:line draw:style-name="gr1" draw:text-style-name="P1" draw:layer="layout" svg:x1="6.9cm" svg:y1="4.2cm" svg:x2="7.4cm" svg:y2="4.2cm">
            <text:p/>
          </draw:line>
          <draw:line draw:style-name="gr1" draw:text-style-name="P1" draw:layer="layout" svg:x1="9.4cm" svg:y1="3.7cm" svg:x2="9.9cm" svg:y2="3.7cm">
            <text:p/>
          </draw:line>
        </draw:g>
        <draw:g>
          <draw:g>
            <draw:line draw:style-name="gr4" draw:text-style-name="P1" draw:layer="layout" svg:x1="3.6cm" svg:y1="3.2cm" svg:x2="3.2cm" svg:y2="3.2cm">
              <text:p/>
            </draw:line>
            <draw:line draw:style-name="gr4" draw:text-style-name="P1" draw:layer="layout" svg:x1="3.2cm" svg:y1="3.2cm" svg:x2="3.1cm" svg:y2="3cm">
              <text:p/>
            </draw:line>
            <draw:line draw:style-name="gr4" draw:text-style-name="P1" draw:layer="layout" svg:x1="2.9cm" svg:y1="3.4cm" svg:x2="3.1cm" svg:y2="3cm">
              <text:p/>
            </draw:line>
            <draw:line draw:style-name="gr4" draw:text-style-name="P1" draw:layer="layout" svg:x1="2.9cm" svg:y1="3.4cm" svg:x2="2.7cm" svg:y2="3cm">
              <text:p/>
            </draw:line>
            <draw:line draw:style-name="gr4" draw:text-style-name="P1" draw:layer="layout" svg:x1="2.5cm" svg:y1="3.4cm" svg:x2="2.7cm" svg:y2="3cm">
              <text:p/>
            </draw:line>
            <draw:line draw:style-name="gr4" draw:text-style-name="P1" draw:layer="layout" svg:x1="2.5cm" svg:y1="3.4cm" svg:x2="2.3cm" svg:y2="3cm">
              <text:p/>
            </draw:line>
            <draw:line draw:style-name="gr4" draw:text-style-name="P1" draw:layer="layout" svg:x1="2.1cm" svg:y1="3.4cm" svg:x2="2.3cm" svg:y2="3cm">
              <text:p/>
            </draw:line>
            <draw:line draw:style-name="gr4" draw:text-style-name="P1" draw:layer="layout" svg:x1="2.1cm" svg:y1="3.4cm" svg:x2="2cm" svg:y2="3.2cm">
              <text:p/>
            </draw:line>
            <draw:line draw:style-name="gr4" draw:text-style-name="P1" draw:layer="layout" svg:x1="2cm" svg:y1="3.2cm" svg:x2="1.6cm" svg:y2="3.2cm">
              <text:p/>
            </draw:line>
          </draw:g>
        </draw:g>
        <draw:g>
          <draw:g>
            <draw:line draw:style-name="gr4" draw:text-style-name="P1" draw:layer="layout" svg:x1="5.6cm" svg:y1="3.2cm" svg:x2="5.2cm" svg:y2="3.2cm">
              <text:p/>
            </draw:line>
            <draw:line draw:style-name="gr4" draw:text-style-name="P1" draw:layer="layout" svg:x1="5.2cm" svg:y1="3.2cm" svg:x2="5.1cm" svg:y2="3cm">
              <text:p/>
            </draw:line>
            <draw:line draw:style-name="gr4" draw:text-style-name="P1" draw:layer="layout" svg:x1="4.9cm" svg:y1="3.4cm" svg:x2="5.1cm" svg:y2="3cm">
              <text:p/>
            </draw:line>
            <draw:line draw:style-name="gr4" draw:text-style-name="P1" draw:layer="layout" svg:x1="4.9cm" svg:y1="3.4cm" svg:x2="4.7cm" svg:y2="3cm">
              <text:p/>
            </draw:line>
            <draw:line draw:style-name="gr4" draw:text-style-name="P1" draw:layer="layout" svg:x1="4.5cm" svg:y1="3.4cm" svg:x2="4.7cm" svg:y2="3cm">
              <text:p/>
            </draw:line>
            <draw:line draw:style-name="gr4" draw:text-style-name="P1" draw:layer="layout" svg:x1="4.5cm" svg:y1="3.4cm" svg:x2="4.3cm" svg:y2="3cm">
              <text:p/>
            </draw:line>
            <draw:line draw:style-name="gr4" draw:text-style-name="P1" draw:layer="layout" svg:x1="4.1cm" svg:y1="3.4cm" svg:x2="4.3cm" svg:y2="3cm">
              <text:p/>
            </draw:line>
            <draw:line draw:style-name="gr4" draw:text-style-name="P1" draw:layer="layout" svg:x1="4.1cm" svg:y1="3.4cm" svg:x2="4cm" svg:y2="3.2cm">
              <text:p/>
            </draw:line>
            <draw:line draw:style-name="gr4" draw:text-style-name="P1" draw:layer="layout" svg:x1="4cm" svg:y1="3.2cm" svg:x2="3.6cm" svg:y2="3.2cm">
              <text:p/>
            </draw:line>
          </draw:g>
        </draw:g>
        <draw:g>
          <draw:path draw:style-name="gr5" draw:text-style-name="P1" draw:layer="layout" svg:width="0.799cm" svg:height="0cm" svg:x="5.2cm" svg:y="4.4cm" svg:viewBox="0 0 800 0" svg:d="M0 0c200 0 600 0 800 0">
            <text:p/>
          </draw:path>
          <draw:path draw:style-name="gr5" draw:text-style-name="P1" draw:layer="layout" svg:width="0.799cm" svg:height="0cm" svg:x="5.2cm" svg:y="4cm" svg:viewBox="0 0 800 0" svg:d="M0 0c200 0 600 0 800 0">
            <text:p/>
          </draw:path>
          <draw:path draw:style-name="gr5" draw:text-style-name="P1" draw:layer="layout" svg:width="0cm" svg:height="0.799cm" svg:x="5.6cm" svg:y="3.2cm" svg:viewBox="0 0 0 800" svg:d="M0 0c0 267 0 533 0 800">
            <text:p/>
          </draw:path>
          <draw:path draw:style-name="gr5" draw:text-style-name="P1" draw:layer="layout" svg:width="0cm" svg:height="0.799cm" svg:x="5.6cm" svg:y="4.4cm" svg:viewBox="0 0 0 800" svg:d="M0 0c0 267 0 533 0 800">
            <text:p/>
          </draw:path>
        </draw:g>
        <draw:g>
          <draw:path draw:style-name="gr5" draw:text-style-name="P1" draw:layer="layout" svg:width="0.799cm" svg:height="0cm" draw:transform="rotate (1.5707963267949) translate (6.3cm 2.2cm)" svg:viewBox="0 0 800 0" svg:d="M0 0c200 0 600 0 800 0">
            <text:p/>
          </draw:path>
          <draw:path draw:style-name="gr5" draw:text-style-name="P1" draw:layer="layout" svg:width="0.799cm" svg:height="0cm" draw:transform="rotate (1.5707963267949) translate (5.9cm 2.2cm)" svg:viewBox="0 0 800 0" svg:d="M0 0c200 0 600 0 800 0">
            <text:p/>
          </draw:path>
          <draw:path draw:style-name="gr5" draw:text-style-name="P1" draw:layer="layout" svg:width="-0.001cm" svg:height="0.799cm" draw:transform="rotate (-1.5707963267949) translate (5.9cm 1.8cm)" svg:viewBox="0 0 0 800" svg:d="M0 800c0-267 0-533 0-800">
            <text:p/>
          </draw:path>
          <draw:path draw:style-name="gr5" draw:text-style-name="P1" draw:layer="layout" svg:width="0cm" svg:height="0.799cm" draw:transform="rotate (1.5707963267949) translate (6.3cm 1.8cm)" svg:viewBox="0 0 0 800" svg:d="M0 0c0 267 0 533 0 800">
            <text:p/>
          </draw:path>
        </draw:g>
        <draw:line draw:style-name="gr1" draw:text-style-name="P1" draw:layer="layout" svg:x1="6.9cm" svg:y1="5.2cm" svg:x2="6.9cm" svg:y2="4.2cm">
          <text:p/>
        </draw:line>
        <draw:line draw:style-name="gr1" draw:text-style-name="P1" draw:layer="layout" svg:x1="7.5cm" svg:y1="5.2cm" svg:x2="6.9cm" svg:y2="5.2cm">
          <text:p/>
        </draw:line>
        <draw:line draw:style-name="gr1" draw:text-style-name="P1" draw:layer="layout" svg:x1="9.9cm" svg:y1="3.7cm" svg:x2="9.9cm" svg:y2="5.2cm">
          <text:p/>
        </draw:line>
        <draw:line draw:style-name="gr1" draw:text-style-name="P1" draw:layer="layout" svg:x1="6.9cm" svg:y1="3.2cm" svg:x2="5.6cm" svg:y2="3.2cm">
          <text:p/>
        </draw:line>
        <draw:g>
          <draw:line draw:style-name="gr1" draw:text-style-name="P1" draw:layer="layout" svg:x1="5.2cm" svg:y1="5.5cm" svg:x2="6cm" svg:y2="5.5cm">
            <text:p/>
          </draw:line>
          <draw:line draw:style-name="gr1" draw:text-style-name="P1" draw:layer="layout" svg:x1="5.3cm" svg:y1="5.7cm" svg:x2="5.9cm" svg:y2="5.7cm">
            <text:p/>
          </draw:line>
          <draw:line draw:style-name="gr1" draw:text-style-name="P1" draw:layer="layout" svg:x1="5.4cm" svg:y1="5.9cm" svg:x2="5.8cm" svg:y2="5.9cm">
            <text:p/>
          </draw:line>
          <draw:line draw:style-name="gr1" draw:text-style-name="P1" draw:layer="layout" svg:x1="5.6cm" svg:y1="5.5cm" svg:x2="5.6cm" svg:y2="5.2cm">
            <text:p/>
          </draw:line>
        </draw:g>
        <draw:line draw:style-name="gr1" draw:text-style-name="P1" draw:layer="layout" svg:x1="11.1cm" svg:y1="3.7cm" svg:x2="9.9cm" svg:y2="3.7cm">
          <text:p/>
        </draw:line>
        <draw:line draw:style-name="gr1" draw:text-style-name="P1" draw:layer="layout" svg:x1="10.4cm" svg:y1="1.8cm" svg:x2="10.4cm" svg:y2="3.7cm">
          <text:p/>
        </draw:line>
        <draw:line draw:style-name="gr1" draw:text-style-name="P1" draw:layer="layout" svg:x1="10.4cm" svg:y1="1.8cm" svg:x2="7.1cm" svg:y2="1.8cm">
          <text:p/>
        </draw:line>
        <draw:line draw:style-name="gr1" draw:text-style-name="P1" draw:layer="layout" svg:x1="5.1cm" svg:y1="1.8cm" svg:x2="3.6cm" svg:y2="1.8cm">
          <text:p/>
        </draw:line>
        <draw:line draw:style-name="gr1" draw:text-style-name="P1" draw:layer="layout" svg:x1="3.6cm" svg:y1="3.2cm" svg:x2="3.6cm" svg:y2="1.8cm">
          <text:p/>
        </draw:line>
        <draw:frame draw:style-name="gr6" draw:text-style-name="P5" draw:layer="layout" svg:width="0.905cm" svg:height="0.826cm" svg:x="0.57cm" svg:y="2.8cm">
          <draw:text-box>
            <text:p><text:span text:style-name="T2">v</text:span><text:span text:style-name="T3">in</text:span></text:p>
          </draw:text-box>
        </draw:frame>
        <draw:frame draw:style-name="gr7" draw:text-style-name="P5" draw:layer="layout" svg:width="1.053cm" svg:height="0.826cm" svg:x="11.3cm" svg:y="3.3cm">
          <draw:text-box>
            <text:p><text:span text:style-name="T2">v</text:span><text:span text:style-name="T3">out</text:span></text:p>
          </draw:text-box>
        </draw:frame>
        <draw:frame draw:style-name="gr8" draw:text-style-name="P2" draw:layer="layout" svg:width="0.9cm" svg:height="0.6cm" svg:x="8.2cm" svg:y="2.6cm">
          <draw:text-box>
            <text:p><text:span text:style-name="T4">U1</text:span></text:p>
          </draw:text-box>
        </draw:frame>
        <draw:frame draw:style-name="gr8" draw:text-style-name="P2" draw:layer="layout" svg:width="0.9cm" svg:height="0.6cm" svg:x="5.7cm" svg:y="0.7cm">
          <draw:text-box>
            <text:p><text:span text:style-name="T4">C1</text:span></text:p>
          </draw:text-box>
        </draw:frame>
        <draw:frame draw:style-name="gr8" draw:text-style-name="P2" draw:layer="layout" svg:width="0.9cm" svg:height="0.6cm" svg:x="2.2cm" svg:y="2.3cm">
          <draw:text-box>
            <text:p><text:span text:style-name="T4">R1</text:span></text:p>
          </draw:text-box>
        </draw:frame>
        <draw:frame draw:style-name="gr8" draw:text-style-name="P2" draw:layer="layout" svg:width="0.9cm" svg:height="0.6cm" svg:x="4.2cm" svg:y="2.3cm">
          <draw:text-box>
            <text:p><text:span text:style-name="T4">R2</text:span></text:p>
          </draw:text-box>
        </draw:frame>
        <draw:frame draw:style-name="gr8" draw:text-style-name="P2" draw:layer="layout" svg:width="0.9cm" svg:height="0.6cm" svg:x="4.3cm" svg:y="3.9cm">
          <draw:text-box>
            <text:p><text:span text:style-name="T4">C2</text:span></text:p>
          </draw:text-box>
        </draw:frame>
        <draw:custom-shape draw:style-name="gr9" draw:text-style-name="P6" draw:layer="layout" svg:width="0.2cm" svg:height="0.2cm" svg:x="10.3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cm" svg:height="0.2cm" svg:x="5.5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cm" svg:height="0.2cm" svg:x="3.5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2cm" svg:height="0.2cm" svg:x="1.4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2cm" svg:height="0.2cm" svg:x="1.401cm" svg:y="3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2cm" svg:height="0.2cm" svg:x="11.1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cm" svg:height="0.2cm" svg:x="9.8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4" draw:text-style-name="P1" draw:layer="layout" svg:x1="9.5cm" svg:y1="5.2cm" svg:x2="9.1cm" svg:y2="5.2cm">
              <text:p/>
            </draw:line>
            <draw:line draw:style-name="gr4" draw:text-style-name="P1" draw:layer="layout" svg:x1="9.1cm" svg:y1="5.2cm" svg:x2="9cm" svg:y2="5cm">
              <text:p/>
            </draw:line>
            <draw:line draw:style-name="gr4" draw:text-style-name="P1" draw:layer="layout" svg:x1="8.8cm" svg:y1="5.4cm" svg:x2="9cm" svg:y2="5cm">
              <text:p/>
            </draw:line>
            <draw:line draw:style-name="gr4" draw:text-style-name="P1" draw:layer="layout" svg:x1="8.8cm" svg:y1="5.4cm" svg:x2="8.6cm" svg:y2="5cm">
              <text:p/>
            </draw:line>
            <draw:line draw:style-name="gr4" draw:text-style-name="P1" draw:layer="layout" svg:x1="8.4cm" svg:y1="5.4cm" svg:x2="8.6cm" svg:y2="5cm">
              <text:p/>
            </draw:line>
            <draw:line draw:style-name="gr4" draw:text-style-name="P1" draw:layer="layout" svg:x1="8.4cm" svg:y1="5.4cm" svg:x2="8.2cm" svg:y2="5cm">
              <text:p/>
            </draw:line>
            <draw:line draw:style-name="gr4" draw:text-style-name="P1" draw:layer="layout" svg:x1="8cm" svg:y1="5.4cm" svg:x2="8.2cm" svg:y2="5cm">
              <text:p/>
            </draw:line>
            <draw:line draw:style-name="gr4" draw:text-style-name="P1" draw:layer="layout" svg:x1="8cm" svg:y1="5.4cm" svg:x2="7.9cm" svg:y2="5.2cm">
              <text:p/>
            </draw:line>
            <draw:line draw:style-name="gr4" draw:text-style-name="P1" draw:layer="layout" svg:x1="7.9cm" svg:y1="5.2cm" svg:x2="7.5cm" svg:y2="5.2cm">
              <text:p/>
            </draw:line>
          </draw:g>
        </draw:g>
        <draw:line draw:style-name="gr1" draw:text-style-name="P1" draw:layer="layout" svg:x1="9.9cm" svg:y1="5.2cm" svg:x2="9.3cm" svg:y2="5.2cm">
          <text:p/>
        </draw:line>
        <draw:g>
          <draw:g>
            <draw:line draw:style-name="gr4" draw:text-style-name="P1" draw:layer="layout" svg:x1="6.9cm" svg:y1="7.2cm" svg:x2="6.9cm" svg:y2="6.8cm">
              <text:p/>
            </draw:line>
            <draw:line draw:style-name="gr4" draw:text-style-name="P1" draw:layer="layout" svg:x1="6.9cm" svg:y1="6.8cm" svg:x2="7.1cm" svg:y2="6.7cm">
              <text:p/>
            </draw:line>
            <draw:line draw:style-name="gr4" draw:text-style-name="P1" draw:layer="layout" svg:x1="6.7cm" svg:y1="6.5cm" svg:x2="7.1cm" svg:y2="6.7cm">
              <text:p/>
            </draw:line>
            <draw:line draw:style-name="gr4" draw:text-style-name="P1" draw:layer="layout" svg:x1="6.7cm" svg:y1="6.5cm" svg:x2="7.1cm" svg:y2="6.3cm">
              <text:p/>
            </draw:line>
            <draw:line draw:style-name="gr4" draw:text-style-name="P1" draw:layer="layout" svg:x1="6.7cm" svg:y1="6.1cm" svg:x2="7.1cm" svg:y2="6.3cm">
              <text:p/>
            </draw:line>
            <draw:line draw:style-name="gr4" draw:text-style-name="P1" draw:layer="layout" svg:x1="6.7cm" svg:y1="6.1cm" svg:x2="7.1cm" svg:y2="5.9cm">
              <text:p/>
            </draw:line>
            <draw:line draw:style-name="gr4" draw:text-style-name="P1" draw:layer="layout" svg:x1="6.7cm" svg:y1="5.7cm" svg:x2="7.1cm" svg:y2="5.9cm">
              <text:p/>
            </draw:line>
            <draw:line draw:style-name="gr4" draw:text-style-name="P1" draw:layer="layout" svg:x1="6.7cm" svg:y1="5.7cm" svg:x2="6.9cm" svg:y2="5.6cm">
              <text:p/>
            </draw:line>
            <draw:line draw:style-name="gr4" draw:text-style-name="P1" draw:layer="layout" svg:x1="6.9cm" svg:y1="5.6cm" svg:x2="6.9cm" svg:y2="5.2cm">
              <text:p/>
            </draw:line>
          </draw:g>
        </draw:g>
        <draw:g>
          <draw:line draw:style-name="gr1" draw:text-style-name="P1" draw:layer="layout" svg:x1="6.5cm" svg:y1="7.5cm" svg:x2="7.3cm" svg:y2="7.5cm">
            <text:p/>
          </draw:line>
          <draw:line draw:style-name="gr1" draw:text-style-name="P1" draw:layer="layout" svg:x1="6.6cm" svg:y1="7.7cm" svg:x2="7.2cm" svg:y2="7.7cm">
            <text:p/>
          </draw:line>
          <draw:line draw:style-name="gr1" draw:text-style-name="P1" draw:layer="layout" svg:x1="6.7cm" svg:y1="7.9cm" svg:x2="7.1cm" svg:y2="7.9cm">
            <text:p/>
          </draw:line>
          <draw:line draw:style-name="gr1" draw:text-style-name="P1" draw:layer="layout" svg:x1="6.9cm" svg:y1="7.5cm" svg:x2="6.9cm" svg:y2="7.2cm">
            <text:p/>
          </draw:line>
        </draw:g>
        <draw:frame draw:style-name="gr8" draw:text-style-name="P2" draw:layer="layout" svg:width="0.9cm" svg:height="0.6cm" svg:x="7.1cm" svg:y="6cm">
          <draw:text-box>
            <text:p><text:span text:style-name="T4">R3</text:span></text:p>
          </draw:text-box>
        </draw:frame>
        <draw:frame draw:style-name="gr8" draw:text-style-name="P2" draw:layer="layout" svg:width="0.9cm" svg:height="0.6cm" svg:x="8.1cm" svg:y="5.5cm">
          <draw:text-box>
            <text:p><text:span text:style-name="T4">R4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13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26T09:06:57.122000000</meta:creation-date>
    <dc:date>2021-03-27T20:11:09.177000000</dc:date>
    <meta:editing-duration>PT18M23S</meta:editing-duration>
    <meta:editing-cycles>8</meta:editing-cycles>
    <meta:generator>LibreOffice/6.4.4.2$Windows_X86_64 LibreOffice_project/3d775be2011f3886db32dfd395a6a6d1ca2630ff</meta:generator>
    <meta:document-statistic meta:object-count="99"/>
  </office:meta>
</office:document-meta>
</file>